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8c538" officeooo:paragraph-rsid="0008c538"/>
    </style:style>
    <style:style style:name="P2" style:family="paragraph" style:parent-style-name="Standard">
      <style:paragraph-properties fo:text-align="start" style:justify-single-word="false"/>
      <style:text-properties officeooo:rsid="0008c538" officeooo:paragraph-rsid="0008c538"/>
    </style:style>
    <style:style style:name="P3" style:family="paragraph" style:parent-style-name="Standard">
      <style:text-properties officeooo:paragraph-rsid="0008c538"/>
    </style:style>
    <style:style style:name="P4" style:family="paragraph" style:parent-style-name="Standard">
      <style:paragraph-properties fo:text-align="start" style:justify-single-word="false"/>
      <style:text-properties officeooo:rsid="0009c142" officeooo:paragraph-rsid="0009c142"/>
    </style:style>
    <style:style style:name="P5" style:family="paragraph" style:parent-style-name="Standard">
      <style:paragraph-properties fo:text-align="start" style:justify-single-word="false"/>
      <style:text-properties officeooo:rsid="000b6ab3" officeooo:paragraph-rsid="000b6ab3"/>
    </style:style>
    <style:style style:name="P6" style:family="paragraph" style:parent-style-name="Standard">
      <style:text-properties officeooo:rsid="000b6ab3" officeooo:paragraph-rsid="000b6ab3"/>
    </style:style>
    <style:style style:name="P7" style:family="paragraph" style:parent-style-name="Standard">
      <style:paragraph-properties fo:text-align="start" style:justify-single-word="false"/>
      <style:text-properties officeooo:rsid="000cdca2" officeooo:paragraph-rsid="000cdca2"/>
    </style:style>
    <style:style style:name="P8" style:family="paragraph" style:parent-style-name="Standard">
      <style:paragraph-properties fo:text-align="start" style:justify-single-word="false"/>
      <style:text-properties officeooo:rsid="000e91b9" officeooo:paragraph-rsid="000e91b9"/>
    </style:style>
    <style:style style:name="T1" style:family="text">
      <style:text-properties officeooo:rsid="0008c538"/>
    </style:style>
    <style:style style:name="T2" style:family="text">
      <style:text-properties officeooo:rsid="0009c142"/>
    </style:style>
    <style:style style:name="T3" style:family="text">
      <style:text-properties officeooo:rsid="000b6ab3"/>
    </style:style>
    <style:style style:name="T4" style:family="text">
      <style:text-properties officeooo:rsid="000cdca2"/>
    </style:style>
    <style:style style:name="T5" style:family="text">
      <style:text-properties officeooo:rsid="000e91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eo System Editor</text:h>
      <text:p text:style-name="P3"><text:span text:style-name="T1">This document describes the Neo System Editor specification. This is a generalised editor which can be used for editing pretty much anything which is line orienta</text:span><text:span text:style-name="T4">ted. Added functionality is more or less automatically added to any editor version.</text:span></text:p>
      <text:p text:style-name="P6">The editor is written in ‘C’ and is part of the system API.</text:p>
      <text:h text:style-name="Heading_20_2" text:outline-level="2">Concept</text:h>
      <text:p text:style-name="P1">The idea behind the Neo System Editor is partly derived from two sources. </text:p>
      <text:p text:style-name="P1">The first is the old and often forgotten Sphere 6800 system. This has very little memory as RAM in the late 70s was expensive. It has an editor which uses the screen memory as storage for text and updates the top and bottom accordingly, <text:span text:style-name="T4">keeping much of the document in screen memory. We don’t go quite that far.</text:span></text:p>
      <text:p text:style-name="P2">The second is the text editor Nano, which is part of most Linux systems. This editor is slightly unusual in that it is a one line of screen per line of text editor. This means when horizontal scrolling is required in a line (because it may not fit) the individual line scrolls in situ, but the other lines stay where they are. It is slightly odd to get used to, but has the advantage that you don’t have to think about what line is where on the display</text:p>
      <text:h text:style-name="Heading_20_2" text:outline-level="2">Basic Operation</text:h>
      <text:p text:style-name="P2">The editor functions through “callbacks”. Now the Neo doesn’t actually do callbacks, it cannot affect the behaviour of the 65C02 directly, so what it will do instead is return and reenter having carried out specific functionality, and operate as a finite state machine.</text:p>
      <text:h text:style-name="Heading_20_3" text:outline-level="3">State</text:h>
      <text:p text:style-name="P2">At any one time only one line is actually active. This is the line where the edit cursor is on the screen. The text in this line is stored in a buffer and it is actively edited on screen with insert/delete characters, horizontal cursor movement and similar.</text:p>
      <text:p text:style-name="P2">Whenever the line is changed – by moving up or down, or return being pressed (effectively start of line, then down), the line is written back to the source if it has been changed – if it hasn’t no action is necessary.</text:p>
      <text:p text:style-name="P2">In most cases, one will simply go up or down a line and make that line active. There will be limits to the start and end of the document being edited. If the cursor goes off the top or bottom of the edit area (the edit space will normally be the whole screen but doesn’t have to be) <text:span text:style-name="T2">then the whole screen is scrolled up or down (this functionality is already present) and the new line on the top or bottom becomes active.</text:span></text:p>
      <text:h text:style-name="Heading_20_3" text:outline-level="3">Different Sources</text:h>
      <text:p text:style-name="P4">By having the ‘make line active’ and ‘save updates’ as 65C02 callbacks this allows the editor to operate for specific sources. So when used as a BASIC editor make line active will detokenise the line (as is done for LIST) and when saved will retokenise it and overwrite it. A classic text editor would just insert and delete lines from a text buffer. <text:span text:style-name="T4">It could be repurposed to edit memory in hexadecimal for example. </text:span></text:p>
      <text:p text:style-name="P4">As the line numbers now become an irrelevance they would not be displayed.</text:p>
      <text:h text:style-name="Heading_20_3" text:outline-level="3"><text:soft-page-break/>Insertion and Deletion</text:h>
      <text:p text:style-name="P4">These would function slightly differently. Normally in text editors Enter in midline splits the current line, and backspace at the start would join / delete lines. In this system there are commands to insert blank line here, and delete current line.</text:p>
      <text:h text:style-name="Heading_20_3" text:outline-level="3">Status Line</text:h>
      <text:p text:style-name="P5">The bottom line will be a status line which can be used for displaying relevant information.</text:p>
      <text:h text:style-name="Heading_20_3" text:outline-level="3">Running and Errors.</text:h>
      <text:p text:style-name="P5">On the Neo6502 the most likely way of running BASIC code would be using the function keys, which insert keys into the keyboard buffer ; so Ctrl+D R U N Ctrl+N could be assigned to a key to run a program ; Ctrl+D exits the editor, the program is run. Another key could be assigned to open the editor, thus reducing typing and making the system seem more interactive.</text:p>
      <text:p text:style-name="P5">Editor line text could be displayed in the status line. The normal state of the line numbers would be that they are numbered 1,2,3 sequentially, so the ‘syntax error at line 100’ still makes sense. </text:p>
      <text:h text:style-name="Heading_20_3" text:outline-level="3">Copy and Paste, <text:span text:style-name="T3">and other enhancements</text:span></text:h>
      <text:p text:style-name="P5">A simple copy and paste mechanism could be not unlike Nanos, in that a deleted line can be reinserted somewhere else. </text:p>
      <text:p text:style-name="P5">This sort of functionality and other possible functionality like search and similar, could be implemented in the core of the editor at a later date, and would become available.</text:p>
      <text:h text:style-name="Heading_20_3" text:outline-level="3">Downsides</text:h>
      <text:p text:style-name="P8">The behaviour is non standard for editors. I don’t think this is a huge issue.</text:p>
      <text:p text:style-name="P7">The syntax colouring may be lost. It may be doable, <text:span text:style-name="T5">using the list system, or it may have its own variant which is similar but different, e.g. all identifiers may be displayed in the same colour whether they are keywords or program identifiers. I’m not sure I want to clutter the open/close current line call back with colour information.</text:span></text:p>
      <text:p text:style-name="P7">Starting may be slightly slow as it has to detokenise one line for each displayed line of the program when first starting, but experimenting with LIST (which does the same thing) shows this won’t be really noticeable, I think.</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03:48:29.370864827</meta:creation-date>
    <dc:date>2024-03-23T04:20:12.580831998</dc:date>
    <meta:editing-duration>PT20M39S</meta:editing-duration>
    <meta:editing-cycles>4</meta:editing-cycles>
    <meta:generator>LibreOffice/24.2.1.2$Linux_X86_64 LibreOffice_project/420$Build-2</meta:generator>
    <meta:document-statistic meta:table-count="0" meta:image-count="0" meta:object-count="0" meta:page-count="2" meta:paragraph-count="30" meta:word-count="858" meta:character-count="4796" meta:non-whitespace-character-count="3962"/>
  </office:meta>
</office:document-meta>
</file>